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1" draw:name="Picture 4" svg:x="0.02252in" svg:y="0in" svg:width="13.42986in" svg:height="7.5799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Abhishek Armaiya</meta:initial-creator>
    <dc:creator>Abhishek Armaiya</dc:creator>
    <meta:creation-date>2025-04-15T21:53:15Z</meta:creation-date>
    <dc:date>2025-04-15T21:54:01Z</dc:date>
    <meta:editing-cycles>1</meta:editing-cycles>
    <meta:editing-duration>PT46S</meta:editing-duration>
    <meta:document-statistic meta:paragraph-count="0" meta:word-count="0"/>
  </office:meta>
</office:document-meta>
</file>